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6" calcext:value-type="float">
            <text:p>246</text:p>
          </table:table-cell>
          <table:table-cell table:style-name="ce7" table:formula="of:=COUNTIF([.B7:.B454];&quot;X&quot;)" office:value-type="float" office:value="208" calcext:value-type="float">
            <text:p>20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70" calcext:value-type="float">
            <text:p>2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0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5">00/00/0000</text:date>, <text:time style:data-style-name="N2" text:time-value="20:04:50.4154232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5T20:05:46.073658072</dc:date>
    <meta:editing-duration>PT11H1M15S</meta:editing-duration>
    <meta:editing-cycles>268</meta:editing-cycles>
    <meta:document-statistic meta:table-count="1" meta:cell-count="1463" meta:object-count="0"/>
  </office:meta>
</office:document-meta>
</file>